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2.C3" style:family="table-cell" style:data-style-name="N0">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6" style:family="table">
      <style:table-properties style:width="16.995cm" table:align="left"/>
    </style:style>
    <style:style style:name="Table26.A" style:family="table-column">
      <style:table-column-properties style:column-width="2.999cm"/>
    </style:style>
    <style:style style:name="Table26.B" style:family="table-column">
      <style:table-column-properties style:column-width="3.591cm"/>
    </style:style>
    <style:style style:name="Table26.C" style:family="table-column">
      <style:table-column-properties style:column-width="3.598cm"/>
    </style:style>
    <style:style style:name="Table26.D" style:family="table-column">
      <style:table-column-properties style:column-width="2.379cm"/>
    </style:style>
    <style:style style:name="Table26.E" style:family="table-column">
      <style:table-column-properties style:column-width="1.431cm"/>
    </style:style>
    <style:style style:name="Table26.F" style:family="table-column">
      <style:table-column-properties style:column-width="2.997cm"/>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padding="0.097cm" fo:border-left="none" fo:border-right="none" fo:border-top="0.002cm solid #cccccc" fo:border-bottom="0.002cm solid #cccccc"/>
    </style:style>
    <style:style style:name="Table26.F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A5" style:family="table-cell">
      <style:table-cell-properties fo:padding="0.097cm" fo:border-left="0.002cm solid #cccccc" fo:border-right="none" fo:border-top="none" fo:border-bottom="0.002cm solid #cccccc"/>
    </style:style>
    <style:style style:name="Table26.B5" style:family="table-cell">
      <style:table-cell-properties fo:background-color="transparent" fo:padding="0.097cm" fo:border-left="0.002cm solid #cccccc" fo:border-right="none" fo:border-top="none" fo:border-bottom="0.002cm solid #cccccc">
        <style:background-image/>
      </style:table-cell-properties>
    </style:style>
    <style:style style:name="Table26.F5"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2" style:family="table-row">
      <style:table-row-properties style:min-row-height="0.432cm"/>
    </style:style>
    <style:style style:name="Table24.A2" style:family="table-cell">
      <style:table-cell-properties fo:padding="0.097cm" fo:border-left="0.002cm solid #bdbec0" fo:border-right="none" fo:border-top="none" fo:border-bottom="0.002cm solid #bdbec0"/>
    </style:style>
    <style:style style:name="Table24.D2" style:family="table-cell" style:data-style-name="N37">
      <style:table-cell-properties fo:padding="0.097cm" fo:border-left="0.002cm solid #bdbec0" fo:border-right="0.002cm solid #bdbec0" fo:border-top="none" fo:border-bottom="0.002cm solid #bdbec0"/>
    </style:style>
    <style:style style:name="Table24.3" style:family="table-row">
      <style:table-row-properties style:min-row-height="0.386cm"/>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ection">
      <style:paragraph-properties fo:padding="0cm" fo:border="none" style:writing-mode="lr-tb"/>
    </style:style>
    <style:style style:name="P1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000000" style:font-name="Albany2" fo:font-size="10pt" fo:font-weight="bold" style:font-size-asian="10pt" style:font-weight-asian="bold" style:font-size-complex="10pt" style:font-weight-complex="bold"/>
    </style:style>
    <style:style style:name="P27" style:family="paragraph" style:parent-style-name="Table_20_Contents">
      <style:text-properties fo:color="#ff0000"/>
    </style:style>
    <style:style style:name="P28" style:family="paragraph" style:parent-style-name="Table_20_Contents">
      <style:text-properties fo:color="#ff0000" style:font-name="Albany2" fo:font-size="10pt" style:font-size-asian="10pt" style:font-size-complex="10pt"/>
    </style:style>
    <style:style style:name="P29" style:family="paragraph" style:parent-style-name="Table_20_Contents">
      <style:text-properties style:font-name="Albany2"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31" style:family="paragraph" style:parent-style-name="Table_20_Contents">
      <style:text-properties style:font-name="Albany2" fo:font-size="10pt" style:font-size-asian="10pt" style:font-size-complex="10pt"/>
    </style:style>
    <style:style style:name="P32" style:family="paragraph" style:parent-style-name="Table_20_Contents">
      <style:paragraph-properties fo:text-align="center" style:justify-single-word="false"/>
      <style:text-properties style:font-name="Albany2" fo:font-size="10pt" style:font-size-asian="10pt" style:font-size-complex="10pt"/>
    </style:style>
    <style:style style:name="P33" style:family="paragraph" style:parent-style-name="Table_20_Contents">
      <style:text-properties style:font-name="Courier New" fo:font-size="10pt" style:font-size-asian="10pt" style:font-size-complex="10pt"/>
    </style:style>
    <style:style style:name="P34" style:family="paragraph" style:parent-style-name="Standard">
      <style:paragraph-properties fo:break-before="page"/>
    </style:style>
    <style:style style:name="P35" style:family="paragraph" style:parent-style-name="Section_20_Heading">
      <style:paragraph-properties fo:break-before="page"/>
    </style:style>
    <style:style style:name="P36"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7"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8"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707277" style:font-name="Albany2" fo:font-size="10pt" fo:font-weight="normal" style:font-size-asian="10pt" style:font-weight-asian="normal" style:font-size-complex="10pt" style:font-weight-complex="normal"/>
    </style:style>
    <style:style style:name="P44"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8"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9" style:family="paragraph" style:parent-style-name="Preformatted_20_Text">
      <style:text-properties fo:color="#000000" style:font-name="Albany2" fo:font-size="8pt" fo:font-weight="normal" style:font-size-asian="8pt" style:font-weight-asian="normal" style:font-size-complex="8pt" style:font-weight-complex="normal"/>
    </style:style>
    <style:style style:name="P5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1" style:family="paragraph" style:parent-style-name="Preformatted_20_Text">
      <style:text-properties style:font-name="Albany2" fo:font-size="10pt" fo:font-weight="bold" style:font-size-asian="10pt" style:font-weight-asian="bold" style:font-size-complex="10pt"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Section">
      <style:text-properties fo:font-weight="bold" style:font-weight-asian="bold" style:font-weight-complex="bold"/>
    </style:style>
    <style:style style:name="P54" style:family="paragraph" style:parent-style-name="Section" style:master-page-name="">
      <style:paragraph-properties style:page-number="auto" fo:keep-with-next="always"/>
    </style:style>
    <style:style style:name="P55" style:family="paragraph" style:parent-style-name="Section" style:master-page-name="">
      <style:paragraph-properties style:page-number="auto" fo:padding="0cm" fo:border="none" fo:keep-with-next="always"/>
    </style:style>
    <style:style style:name="P5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8" style:family="paragraph" style:parent-style-name="Text_20_body" style:list-style-name="L6"/>
    <style:style style:name="P5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1" style:family="paragraph" style:parent-style-name="Heading_20_1" style:master-page-name="">
      <style:paragraph-properties fo:keep-together="always" style:page-number="auto" fo:break-before="page"/>
    </style:style>
    <style:style style:name="P62" style:family="paragraph" style:parent-style-name="Section" style:list-style-name="L7"/>
    <style:style style:name="P63" style:family="paragraph" style:parent-style-name="Section" style:list-style-name="L8"/>
    <style:style style:name="P64" style:family="paragraph" style:parent-style-name="Section" style:list-style-name="L1">
      <style:paragraph-properties fo:padding="0cm" fo:border="none"/>
      <style:text-properties fo:font-weight="normal" style:font-weight-asian="normal" style:font-weight-complex="normal"/>
    </style:style>
    <style:style style:name="P65" style:family="paragraph" style:parent-style-name="Section" style:list-style-name="L3">
      <style:paragraph-properties fo:padding="0cm" fo:border="none"/>
    </style:style>
    <style:style style:name="P66" style:family="paragraph" style:parent-style-name="Section" style:list-style-name="L4">
      <style:paragraph-properties fo:padding="0cm" fo:border="none"/>
    </style:style>
    <style:style style:name="P67" style:family="paragraph" style:parent-style-name="Section" style:list-style-name="L5">
      <style:paragraph-properties fo:padding="0cm" fo:border="none"/>
    </style:style>
    <style:style style:name="P68" style:family="paragraph" style:parent-style-name="Section" style:master-page-name="First_20_Page">
      <style:paragraph-properties style:page-number="1" fo:break-before="auto" fo:break-after="auto" fo:padding="0cm" fo:border="none"/>
    </style:style>
    <style:style style:name="P69" style:family="paragraph" style:parent-style-name="Section" style:list-style-name="L2">
      <style:paragraph-properties fo:padding="0.049cm" fo:border="0.002cm solid #000000"/>
    </style:style>
    <style:style style:name="P70" style:family="paragraph">
      <style:paragraph-properties fo:text-align="start"/>
      <style:text-properties fo:font-size="10pt"/>
    </style:style>
    <style:style style:name="P71" style:family="paragraph">
      <style:paragraph-properties fo:text-align="start"/>
    </style:style>
    <style:style style:name="P72"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 Dez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38650870" text:style-name="L1">
          <text:list-item>
            <text:p text:style-name="P64">Adding UI-Elements to your specification</text:p>
          </text:list-item>
          <text:list-item>
            <text:p text:style-name="P64">Delete whole UI-Elemt descriptions</text:p>
          </text:list-item>
          <text:list-item>
            <text:p text:style-name="P64">Hide or show field shadings</text:p>
          </text:list-item>
          <text:list-item>
            <text:p text:style-name="P64">Switch Document Help ON or OFF</text:p>
          </text:list-item>
        </text:list>
      </text:section>
      <text:p text:style-name="P68"/>
      <text:p text:style-name="Software_20_Specification_20_Document">Software Specification Document</text:p>
      <text:p text:style-name="Standard"/>
      <text:p text:style-name="P14">OpenOffice.org</text:p>
      <text:p text:style-name="P19">Edit and Delete Hyperlink</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date style:data-style-name="N84" text:date-value="2008-12-01T18:54:38.97" text:fixed="true">2008-12-01</text: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70" svg:width="4.248cm" svg:height="0.503cm" draw:control="control1"/></text:p>
            <text:section text:style-name="Sect1" text:name="Status" text:display="none">
              <text:list xml:id="list38638338" text:style-name="L2">
                <text:list-item>
                  <text:p text:style-name="P69"><text:span text:style-name="T10">PRELIMINARY</text:span><text:line-break/>status is the initial conception of a specification.</text:p>
                </text:list-item>
                <text:list-item>
                  <text:p text:style-name="P69"><text:span text:style-name="T10">STANDARD</text:span><text:line-break/>A specification with status Standard is considered to be stable and has the approval of the i-Team.</text:p>
                </text:list-item>
                <text:list-item>
                  <text:p text:style-name="P69"><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3">Hyperlinks in Writer documents can be modified with the hyperlink dialog and in the Format/character dialog. It should also be possible to easily remove a hyperlink and to copy the URL of the hyperlink to the clipboard.</text:p>
      <text:p text:style-name="P13"/>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Éric Savary, es</text:p>
          </table:table-cell>
          <table:table-cell table:style-name="Table3.C2" office:value-type="string">
            <text:p text:style-name="Table_20_Contents">eric.savary@sun.com</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2">Other roles</text:p>
          </table:table-cell>
          <table:table-cell table:style-name="Table3.B2" office:value-type="string">
            <text:p text:style-name="Table_20_Contents">None</text:p>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4"/>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7"><text:tab/>Abstract<text:tab/>1</text:p>
          <text:p text:style-name="P57"><text:tab/>i-Team Members<text:tab/>1</text:p>
          <text:p text:style-name="P57"><text:tab/>References and Reference Documents<text:tab/>3</text:p>
          <text:p text:style-name="P57"><text:tab/>Acronyms and Abbreviations<text:tab/>3</text:p>
          <text:p text:style-name="P56"><text:span text:style-name="Table-Of-Contents-Number">1</text:span><text:tab/><text:a xlink:type="simple" xlink:href="#1.Detailed Specification|outline">Detailed Specification<text:tab/>4</text:a></text:p>
          <text:p text:style-name="P56"><text:span text:style-name="Table-Of-Contents-Number">2</text:span><text:tab/><text:a xlink:type="simple" xlink:href="#2.Migration|outline">Migration<text:tab/>4</text:a></text:p>
          <text:p text:style-name="P56"><text:span text:style-name="Table-Of-Contents-Number">3</text:span><text:tab/><text:a xlink:type="simple" xlink:href="#3.Configuration|outline">Configuration<text:tab/>4</text:a></text:p>
          <text:p text:style-name="P56"><text:span text:style-name="Table-Of-Contents-Number">4</text:span><text:tab/><text:a xlink:type="simple" xlink:href="#4.File Format|outline">File Format<text:tab/>4</text:a></text:p>
          <text:p text:style-name="P56"><text:span text:style-name="Table-Of-Contents-Number">5</text:span><text:tab/><text:a xlink:type="simple" xlink:href="#5.Open Issues|outline">Open Issues<text:tab/>4</text:a></text:p>
          <text:p text:style-name="P57"><text:tab/>Document Change History<text:tab/>4</text:p>
        </text:index-body>
      </text:table-of-content>
      <text:p text:style-name="P7"/>
      <text:p text:style-name="P35">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7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72" svg:width="0.421cm" svg:height="0.371cm"><text:p/></draw:rect>Product Requirement, RFE, issue <text:span text:style-name="T14">[Required]</text:span></text:p>
          </table:table-cell>
          <table:table-cell table:style-name="Table12.B2" office:value-type="string">
            <text:p text:style-name="P24"><draw:control text:anchor-type="as-char" draw:z-index="3" draw:style-name="gr2" draw:text-style-name="P71" svg:width="2.601cm" svg:height="0.451cm" draw:control="control3"/></text:p>
          </table:table-cell>
          <table:table-cell table:style-name="Table12.C3" office:value-type="float" office:value="7311">
            <text:p text:style-name="Table_20_Contents"><text:a xlink:type="simple" xlink:href="http://www.openoffice.org/issues/show_bug.cgi?id=7311">7311</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71"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71"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72" svg:width="0.421cm" svg:height="0.371cm"><text:p/></draw:rect>IDL Specification</text:p>
          </table:table-cell>
          <table:table-cell table:style-name="Table12.B2" office:value-type="string">
            <text:p text:style-name="P16"><draw:control text:anchor-type="as-char" draw:z-index="7" draw:style-name="gr2" draw:text-style-name="P71"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72" svg:width="0.421cm" svg:height="0.371cm"><text:p/></draw:rect><text:span text:style-name="T10">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71" svg:width="2.601cm" svg:height="0.451cm" draw:control="control7"/></text:p>
          </table:table-cell>
          <table:table-cell table:style-name="Table12.C2" office:value-type="string">
            <text:p text:style-name="Table_20_Contents"><text:a xlink:type="simple" xlink:href="http://qa.openoffice.org/ooQAReloaded/TestcaseSpecifications/OpenOffice.org_3.0/Word_Processor/Hyperlink_Context_Menu.html">Hyperlink Context Menu</text:a> </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61" text:outline-level="1">Detailed Specification</text:h>
      <text:p text:style-name="P13">If the cursor is located within a hyperlink or the selection contains a single hyperlink then the context menu will get three additional entries to edit and delete the hyperlink and to copy the URL of the hyperlink to the clipboard. They will be added below the position of “Open Hyperlink ”. “Remove Hyperlink” removes the link attribute but keeps the text of the link.</text:p>
      <text:p text:style-name="P4"/>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table:number-columns-spanned="5" office:value-type="string">
            <text:list xml:id="list38651147" text:style-name="Item_20__23_">
              <text:list-item>
                <text:p text:style-name="P59">“Insert” - <text:s/>Menu <text:s/>Properties</text:p>
              </text:list-item>
            </text:list>
          </table:table-cell>
          <table:covered-table-cell/>
          <table:covered-table-cell/>
          <table:covered-table-cell/>
          <table:covered-table-cell/>
          <table:table-cell table:style-name="Table26.A1" office:value-type="string">
            <text:p text:style-name="P36">Comment</text:p>
          </table:table-cell>
        </table:table-row>
        <table:table-row>
          <table:table-cell table:style-name="Table26.A2" office:value-type="string">
            <text:p text:style-name="P49">Menu Title:</text:p>
          </table:table-cell>
          <table:table-cell table:style-name="Table26.B2" table:number-columns-spanned="4" office:value-type="string">
            <text:p text:style-name="P43">Context menu in text selections.</text:p>
          </table:table-cell>
          <table:covered-table-cell/>
          <table:covered-table-cell/>
          <table:covered-table-cell/>
          <table:table-cell table:style-name="Table26.F2" office:value-type="string">
            <text:p text:style-name="P28">EN-US</text:p>
          </table:table-cell>
        </table:table-row>
        <table:table-row>
          <table:table-cell table:style-name="Table26.A3" table:number-columns-spanned="6" office:value-type="string">
            <text:p text:style-name="P26">Menu Items:</text:p>
          </table:table-cell>
          <table:covered-table-cell/>
          <table:covered-table-cell/>
          <table:covered-table-cell/>
          <table:covered-table-cell/>
          <table:covered-table-cell/>
        </table:table-row>
        <table:table-row>
          <table:table-cell table:style-name="Table26.A3" office:value-type="string">
            <text:p text:style-name="P51">Items</text:p>
          </table:table-cell>
          <table:table-cell table:style-name="Table26.A3" office:value-type="string">
            <text:p text:style-name="P29">Sub Items</text:p>
          </table:table-cell>
          <table:table-cell table:style-name="Table26.A3" office:value-type="string">
            <text:p text:style-name="P29">Sub Items</text:p>
          </table:table-cell>
          <table:table-cell table:style-name="Table26.A3" office:value-type="string">
            <text:p text:style-name="P29">KBD Shortcuts</text:p>
          </table:table-cell>
          <table:table-cell table:style-name="Table26.A3" office:value-type="string">
            <text:p text:style-name="P30">Icon</text:p>
          </table:table-cell>
          <table:table-cell table:style-name="Table26.A3" office:value-type="string">
            <text:p text:style-name="P29">Comment</text:p>
          </table:table-cell>
        </table:table-row>
        <table:table-row>
          <table:table-cell table:style-name="Table26.A5" office:value-type="string">
            <text:p text:style-name="P33">Edit Hyperlink...</text:p>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2">None</text:p>
          </table:table-cell>
          <table:table-cell table:style-name="Table26.F5" office:value-type="string">
            <text:p text:style-name="P31"/>
          </table:table-cell>
        </table:table-row>
        <table:table-row>
          <table:table-cell table:style-name="Table26.A5" office:value-type="string">
            <text:p text:style-name="P33">Copy Hyperlink Location</text:p>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2">None</text:p>
          </table:table-cell>
          <table:table-cell table:style-name="Table26.F5" office:value-type="string">
            <text:p text:style-name="P31">Copies hyperlink target to the clipboard</text:p>
          </table:table-cell>
        </table:table-row>
        <table:table-row>
          <table:table-cell table:style-name="Table26.A5" office:value-type="string">
            <text:p text:style-name="P33">Remove Hyperlink</text:p>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3"/>
          </table:table-cell>
          <table:table-cell table:style-name="Table26.B5" office:value-type="string">
            <text:p text:style-name="P32">None</text:p>
          </table:table-cell>
          <table:table-cell table:style-name="Table26.F5" office:value-type="string">
            <text:p text:style-name="P31"/>
          </table:table-cell>
        </table:table-row>
      </table:table>
      <text:p text:style-name="Standard"/>
      <text:p text:style-name="Standard"/>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xml:id="list38633220" text:style-name="L3">
          <text:list-item>
            <text:p text:style-name="P65">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5">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5">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5">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5">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5"><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5"><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65">Is each UI element specified in detail (e.g. default values, input and output ranges, interactions and possible relations to other UI elements and parts of the UI)?</text:p>
          </text:list-item>
          <text:list-item>
            <text:p text:style-name="P65">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38648400" text:style-name="L4">
          <text:list-item>
            <text:p text:style-name="P66">Is the specification clear enough to the intended readership for being implemented,<text:line-break/>being tested and for being documented?</text:p>
          </text:list-item>
          <text:list-item>
            <text:p text:style-name="P66">Are you using quantifiable statements instead of interpretable generalities? For instance: Have you avoided to use terms like <text:span text:style-name="T19">“more”, “most”, “less”, “easy”, “improve”, “enhanced”, “better”?</text:span></text:p>
          </text:list-item>
          <text:list-item>
            <text:p text:style-name="P66">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8644357" text:style-name="L5">
          <text:list-item>
            <text:p text:style-name="P67">A caption providing a figure number and a short description of what is displayed in the mock-up.</text:p>
          </text:list-item>
        </text:list>
        <text:p text:style-name="P54"><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9189161" text:continue-list="list38651147" text:style-name="Item_20__23_">
                <text:list-item>
                  <text:p text:style-name="P59"><text:placeholder text:placeholder-type="text">&lt;Label&gt;</text:placeholder>” - CheckBox Properties</text:p>
                </text:list-item>
              </text:list>
            </table:table-cell>
            <table:covered-table-cell/>
            <table:table-cell table:style-name="Table5.C1" office:value-type="string">
              <text:p text:style-name="P36">Comment</text:p>
            </table:table-cell>
          </table:table-row>
          <table:table-row>
            <table:table-cell table:style-name="Table5.A2" office:value-type="string">
              <text:p text:style-name="P25"><text:span text:style-name="T20">Enabled</text:span>:</text:p>
            </table:table-cell>
            <table:table-cell table:style-name="Table5.B2" office:value-type="string">
              <text:p text:style-name="P40"><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5">Disabled:</text:p>
            </table:table-cell>
            <table:table-cell table:style-name="Table5.B3" office:value-type="string">
              <text:p text:style-name="P40"><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5">Tri-State:</text:p>
            </table:table-cell>
            <table:table-cell table:style-name="Table5.B3" office:value-type="string">
              <text:p text:style-name="P44"><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50">Checked:</text:p>
            </table:table-cell>
            <table:table-cell table:style-name="Table5.B3" office:value-type="string">
              <text:p text:style-name="P40"><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50">Other:</text:p>
            </table:table-cell>
            <table:table-cell table:style-name="Table5.B3" office:value-type="string">
              <text:p text:style-name="P40"><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1"><text:placeholder text:placeholder-type="text">&lt;EN-US&gt;</text:placeholder></text:p>
                  </table:table-cell>
                  <table:table-cell table:style-name="Table5.C3" office:value-type="string">
                    <text:p text:style-name="P38">EN-US</text:p>
                  </table:table-cell>
                </table:table-row>
                <table:table-row>
                  <table:table-cell table:style-name="Table5.B3" office:value-type="string">
                    <text:p text:style-name="P41"><text:placeholder text:placeholder-type="text">&lt;Additional Language (Optional)&gt;</text:placeholder></text:p>
                  </table:table-cell>
                  <table:table-cell table:style-name="Table5.C3" office:value-type="string">
                    <text:p text:style-name="P38">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7"/>
            </table:table-cell>
          </table:table-row>
        </table:table>
        <text:p text:style-name="Standard"/>
        <text:p text:style-name="P9">Example</text:p>
        <text:section text:style-name="Sect3" text:name="Example" text:display="none">
          <text:p text:style-name="P52"><draw:frame draw:style-name="fr1" draw:name="Frame1" text:anchor-type="paragraph" svg:width="13.227cm" draw:z-index="0"><draw:text-box fo:min-height="5.292cm"><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9195877" text:continue-numbering="true" text:style-name="Item_20__23_">
                  <text:list-item>
                    <text:p text:style-name="P60">“Insert Footnote” Dialog Properties</text:p>
                  </text:list-item>
                </text:list>
              </table:table-cell>
              <table:covered-table-cell/>
              <table:table-cell table:style-name="Table7.A1" office:value-type="string">
                <text:p text:style-name="P37">Comment</text:p>
              </table:table-cell>
            </table:table-row>
            <table:table-row>
              <table:table-cell table:style-name="Table7.A2" office:value-type="string">
                <text:p text:style-name="P50">State:</text:p>
              </table:table-cell>
              <table:table-cell table:style-name="Table7.B2" office:value-type="string">
                <text:p text:style-name="P40">Modal</text:p>
              </table:table-cell>
              <table:table-cell table:style-name="Table7.C2" office:value-type="string">
                <text:p text:style-name="P38"/>
              </table:table-cell>
            </table:table-row>
            <table:table-row>
              <table:table-cell table:style-name="Table7.A3" office:value-type="string">
                <text:p text:style-name="P25">Type:</text:p>
              </table:table-cell>
              <table:table-cell table:style-name="Table7.B3" office:value-type="string">
                <text:p text:style-name="P40">Dialog</text:p>
              </table:table-cell>
              <table:table-cell table:style-name="Table7.C3" office:value-type="string">
                <text:p text:style-name="P42"/>
              </table:table-cell>
            </table:table-row>
            <table:table-row>
              <table:table-cell table:style-name="Table7.A3" office:value-type="string">
                <text:p text:style-name="P50">Closable:</text:p>
              </table:table-cell>
              <table:table-cell table:style-name="Table7.B3" office:value-type="string">
                <text:p text:style-name="P40">Yes</text:p>
              </table:table-cell>
              <table:table-cell table:style-name="Table7.C3" office:value-type="string">
                <text:p text:style-name="P42"/>
              </table:table-cell>
            </table:table-row>
            <table:table-row>
              <table:table-cell table:style-name="Table7.A3" office:value-type="string">
                <text:p text:style-name="P50">Resizable:</text:p>
              </table:table-cell>
              <table:table-cell table:style-name="Table7.B3" office:value-type="string">
                <text:p text:style-name="P40">No</text:p>
              </table:table-cell>
              <table:table-cell table:style-name="Table7.C3" office:value-type="string">
                <text:p text:style-name="P42"/>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45"><text:span text:style-name="T21">Insert </text:span><text:span text:style-name="T22">Footnote</text:span></text:p>
                    </table:table-cell>
                    <table:table-cell table:style-name="Table7.C3" office:value-type="string">
                      <text:p text:style-name="P42">EN-US</text:p>
                    </table:table-cell>
                  </table:table-row>
                  <table:table-row>
                    <table:table-cell table:style-name="Table7.B3" office:value-type="string">
                      <text:p text:style-name="P46">Fußnote Einfügen</text:p>
                    </table:table-cell>
                    <table:table-cell table:style-name="Table7.C3" office:value-type="string">
                      <text:p text:style-name="P42">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9197881" text:continue-numbering="true" text:style-name="Item_20__23_">
                  <text:list-item>
                    <text:p text:style-name="P59">“Numbering” Label Properties</text:p>
                  </text:list-item>
                </text:list>
              </table:table-cell>
              <table:covered-table-cell/>
              <table:table-cell table:style-name="Table9.C1" office:value-type="string">
                <text:p text:style-name="P36">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41">Numbering</text:p>
                    </table:table-cell>
                    <table:table-cell table:style-name="Table9.B2.2.1" office:value-type="string">
                      <text:p text:style-name="P42">EN-US</text:p>
                    </table:table-cell>
                  </table:table-row>
                  <table:table-row>
                    <table:table-cell table:style-name="Table9.B2.1.2" office:value-type="string">
                      <text:p text:style-name="P41">Nummerierung</text:p>
                    </table:table-cell>
                    <table:table-cell table:style-name="Table9.B2.2.2" office:value-type="string">
                      <text:p text:style-name="P42">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9183655" text:continue-numbering="true" text:style-name="Item_20__23_">
                  <text:list-item>
                    <text:p text:style-name="P59">“Automatic” - RadioButton Properties</text:p>
                  </text:list-item>
                </text:list>
              </table:table-cell>
              <table:covered-table-cell/>
              <table:table-cell table:style-name="Table10.A1" office:value-type="string">
                <text:p text:style-name="P36">Comment</text:p>
              </table:table-cell>
            </table:table-row>
            <table:table-row>
              <table:table-cell table:style-name="Table10.A2" office:value-type="string">
                <text:p text:style-name="P50">Selected:</text:p>
              </table:table-cell>
              <table:table-cell table:style-name="Table10.B2" office:value-type="string">
                <text:p text:style-name="P40">By default, disable if <text:span text:style-name="T10">#4 </text:span>is selected</text:p>
              </table:table-cell>
              <table:table-cell table:style-name="Table10.C2" office:value-type="string">
                <text:p text:style-name="P40"/>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1">~Automatic</text:p>
                    </table:table-cell>
                    <table:table-cell table:style-name="Table10.B3.2.1" office:value-type="string">
                      <text:p text:style-name="P42">EN-US</text:p>
                    </table:table-cell>
                  </table:table-row>
                  <table:table-row>
                    <table:table-cell table:style-name="Table10.B3.1.1" office:value-type="string">
                      <text:p text:style-name="P41">~Automatisch</text:p>
                    </table:table-cell>
                    <table:table-cell table:style-name="Table10.B3.2.1" office:value-type="string">
                      <text:p text:style-name="P42">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9190991" text:continue-numbering="true" text:style-name="Item_20__23_">
                  <text:list-item>
                    <text:p text:style-name="P59">“Character” - RadioButton Properties</text:p>
                  </text:list-item>
                </text:list>
              </table:table-cell>
              <table:covered-table-cell/>
              <table:table-cell table:style-name="Table13.A1" office:value-type="string">
                <text:p text:style-name="P36">Comment</text:p>
              </table:table-cell>
            </table:table-row>
            <table:table-row table:style-name="Table13.2">
              <table:table-cell table:style-name="Table13.A2" office:value-type="string">
                <text:p text:style-name="P50">Selected:</text:p>
              </table:table-cell>
              <table:table-cell table:style-name="Table13.B2" office:value-type="string">
                <text:p text:style-name="P48">Not by default; select if <text:span text:style-name="T10">#3</text:span> is disabled; select if <text:span text:style-name="T10">#5</text:span> is focussed</text:p>
              </table:table-cell>
              <table:table-cell table:style-name="Table13.C2" office:value-type="string">
                <text:p text:style-name="P40"/>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6">~Character</text:p>
                    </table:table-cell>
                    <table:table-cell table:style-name="Table13.B3.2.1" office:value-type="string">
                      <text:p text:style-name="P42">EN-US</text:p>
                    </table:table-cell>
                  </table:table-row>
                  <table:table-row>
                    <table:table-cell table:style-name="Table13.B3.1.1" office:value-type="string">
                      <text:p text:style-name="P47">~Zeichen</text:p>
                    </table:table-cell>
                    <table:table-cell table:style-name="Table13.B3.2.1" office:value-type="string">
                      <text:p text:style-name="P42">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9209199" text:continue-numbering="true" text:style-name="Item_20__23_">
                  <text:list-item>
                    <text:p text:style-name="P59">“NAME” - TextField <text:s/>Properties</text:p>
                  </text:list-item>
                </text:list>
              </table:table-cell>
              <table:covered-table-cell/>
              <table:table-cell table:style-name="Table14.A1" office:value-type="string">
                <text:p text:style-name="P36">Comment</text:p>
              </table:table-cell>
            </table:table-row>
            <table:table-row>
              <table:table-cell table:style-name="Table14.A2" office:value-type="string">
                <text:p text:style-name="P18">Enabled:</text:p>
              </table:table-cell>
              <table:table-cell table:style-name="Table14.B2" office:value-type="string">
                <text:p text:style-name="P40">By default</text:p>
              </table:table-cell>
              <table:table-cell table:style-name="Table14.C2" office:value-type="string">
                <text:p text:style-name="P40"/>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1">N/A</text:p>
                    </table:table-cell>
                    <table:table-cell table:style-name="Table14.B3.2.1" office:value-type="string">
                      <text:p text:style-name="P42"/>
                    </table:table-cell>
                  </table:table-row>
                  <table:table-row>
                    <table:table-cell table:style-name="Table14.B3.1.1" office:value-type="string">
                      <text:p text:style-name="P41">N/A</text:p>
                    </table:table-cell>
                    <table:table-cell table:style-name="Table14.B3.2.1" office:value-type="string">
                      <text:p text:style-name="P42"/>
                    </table:table-cell>
                  </table:table-row>
                </table:table>
              </table:table-cell>
              <table:covered-table-cell/>
            </table:table-row>
          </table:table>
          <text:p text:style-name="P39"/>
          <text:p text:style-name="P10"/>
          <text:p text:style-name="P55"><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7"/>
              </table:table-cell>
            </table:table-row>
          </table:table>
          <text:p text:style-name="P10"/>
        </text:section>
        <text:p text:style-name="P4"/>
      </text:section>
      <text:h text:style-name="Heading_20_1" text:outline-level="1">Migration</text:h>
      <text:p text:style-name="Text_20_body">This feature doesn't require migration.</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8654920" text:style-name="L6">
          <text:list-item>
            <text:p text:style-name="P58">Did I specify the incompatible or removed configuration settings?</text:p>
          </text:list-item>
          <text:list-item>
            <text:p text:style-name="P58">Did I specify all newly needed, or removed files, modules?</text:p>
          </text:list-item>
          <text:list-item>
            <text:p text:style-name="P58">Did I specify how users are affected by this change?</text:p>
          </text:list-item>
        </text:list>
      </text:section>
      <text:h text:style-name="Heading_20_1" text:outline-level="1">Configuration</text:h>
      <text:p text:style-name="Text_20_body">No configuration.</text:p>
      <text:section text:style-name="Sect1" text:name="Configuration" text:display="none">
        <text:p text:style-name="Section">If a setting (this includes also user interface settings) has to be stored in the configuration check the following:</text:p>
        <text:list xml:id="list38635986" text:style-name="L7">
          <text:list-item>
            <text:p text:style-name="P62">Did I state the default, where setting has to be stored (configuration path)?</text:p>
          </text:list-item>
          <text:list-item>
            <text:p text:style-name="P62">Did I specify which data type it is?</text:p>
          </text:list-item>
          <text:list-item>
            <text:p text:style-name="P62">Did I specify when the setting is activate (restart of application, for all new documents/windows after the change, or also for all opened documents/windows)</text:p>
          </text:list-item>
          <text:list-item>
            <text:p text:style-name="P62">If it is a new / incompatible setting did I specify a migration path?</text:p>
          </text:list-item>
        </text:list>
        <text:p text:style-name="P5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 are involved.</text:p>
      <text:section text:style-name="Sect1" text:name="File Format" text:display="none">
        <text:p text:style-name="Section">If this functionality changes the file format it has to be described here:</text:p>
        <text:list xml:id="list38646782" text:style-name="L8">
          <text:list-item>
            <text:p text:style-name="P63">which elements, attributes or/and properties are affected,</text:p>
          </text:list-item>
          <text:list-item>
            <text:p text:style-name="P63">how it will affect older revisions of the file format </text:p>
          </text:list-item>
          <text:list-item>
            <text:p text:style-name="P63">Export/Import-transformation to older revisions, if incompatible changes are needed</text:p>
          </text:list-item>
        </text:list>
        <text:p text:style-name="P5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None</text:p>
          </table:table-cell>
          <table:table-cell table:style-name="Table23.A2" office:value-type="string">
            <text:p text:style-name="P24"/>
          </table:table-cell>
          <table:table-cell table:style-name="Table23.C2" office:value-type="string">
            <text:p text:style-name="Table_20_Contents"/>
          </table:table-cell>
        </table:table-row>
      </table:table>
      <text:p text:style-name="Standard"/>
      <text:p text:style-name="Section_20_Heading"><text:soft-page-break/>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style-name="Table24.2">
          <table:table-cell table:style-name="Table24.A2" office:value-type="string">
            <text:p text:style-name="P24">1</text:p>
          </table:table-cell>
          <table:table-cell table:style-name="Table24.A2" office:value-type="string">
            <text:p text:style-name="Table_20_Contents">Initial revision</text:p>
          </table:table-cell>
          <table:table-cell table:style-name="Table24.A2" office:value-type="string">
            <text:p text:style-name="P24">os</text:p>
          </table:table-cell>
          <table:table-cell table:style-name="Table24.D2" office:value-type="date" office:date-value="2008-11-25">
            <text:p text:style-name="Table_20_Contents">25.11.08</text:p>
          </table:table-cell>
        </table:table-row>
        <table:table-row table:style-name="Table24.3">
          <table:table-cell table:style-name="Table24.A2" office:value-type="string">
            <text:p text:style-name="P24">2</text:p>
          </table:table-cell>
          <table:table-cell table:style-name="Table24.A2" office:value-type="string">
            <text:p text:style-name="Table_20_Contents">Added “Copy Hyperlink Location”</text:p>
          </table:table-cell>
          <table:table-cell table:style-name="Table24.A2" office:value-type="string">
            <text:p text:style-name="P24">os</text:p>
          </table:table-cell>
          <table:table-cell table:style-name="Table24.D2" office:value-type="date" office:date-value="2008-11-28">
            <text:p text:style-name="Table_20_Contents">28.11.08</text:p>
          </table:table-cell>
        </table:table-row>
        <table:table-row>
          <table:table-cell table:style-name="Table24.A2" office:value-type="string">
            <text:p text:style-name="P24">3</text:p>
          </table:table-cell>
          <table:table-cell table:style-name="Table24.A2" office:value-type="string">
            <text:p text:style-name="Table_20_Contents">Finelized Specification</text:p>
          </table:table-cell>
          <table:table-cell table:style-name="Table24.A2" office:value-type="string">
            <text:p text:style-name="P24">es</text:p>
          </table:table-cell>
          <table:table-cell table:style-name="Table24.D2" office:value-type="date" office:date-value="2008-12-01">
            <text:p text:style-name="Table_20_Contents">01.12.08</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dit and Delete Hyperlink</text:p>
      </style:header>
      <style:footer>
        <text:p text:style-name="MP2"><text:span text:style-name="MT1">http://specs.openoffice.org/writer/menus/Edit_Delete_Hyperlink.odt</text:span><text:tab/>Page <text:page-number text:select-page="current">3</text:page-number></text:p>
      </style:footer>
    </style:master-page>
    <style:master-page style:name="First_20_Page" style:display-name="First Page" style:page-layout-name="Mpm2" style:next-style-name="Standard">
      <style:footer>
        <text:p text:style-name="MP3">Page <text:page-number text:select-page="current">3</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Oliver Specht</meta:initial-creator>
    <meta:creation-date>2008-11-06T12:53:35</meta:creation-date>
    <dc:date>2008-12-01T19:10:10.11</dc:date>
    <meta:editing-cycles>13</meta:editing-cycles>
    <meta:editing-duration>PT03H36M30S</meta:editing-duration>
    <dc:creator>Éric Savary</dc:creator>
    <meta:document-statistic meta:table-count="18" meta:image-count="13" meta:object-count="0" meta:page-count="5" meta:paragraph-count="127" meta:word-count="385" meta:character-count="2568"/>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